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6000002A36B454D89977D578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svg:stroke-width="0.081cm" svg:stroke-color="#3465a4" draw:marker-start-width="0.321cm" draw:marker-end-width="0.321cm" svg:stroke-opacity="70%" draw:stroke-linejoin="round" svg:stroke-linecap="butt" draw:fill="none" draw:opacity="100%" draw:textarea-horizontal-align="justify" draw:textarea-vertical-align="middle" draw:auto-grow-height="false" fo:min-height="15.42cm" fo:min-width="16.62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4" style:family="graphic" style:parent-style-name="standard">
      <style:graphic-properties svg:stroke-width="0.081cm" svg:stroke-color="#ffbf00" draw:marker-start-width="0.321cm" draw:marker-end-width="0.321cm" svg:stroke-opacity="70%" draw:stroke-linejoin="round" svg:stroke-linecap="butt" draw:fill="none" draw:opacity="100%" draw:textarea-horizontal-align="justify" draw:textarea-vertical-align="middle" draw:auto-grow-height="false" fo:min-height="0.92cm" fo:min-width="0.67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6" style:family="graphic" style:parent-style-name="standard">
      <style:graphic-properties svg:stroke-width="0.081cm" svg:stroke-color="#ff7b59" draw:marker-start-width="0.321cm" draw:marker-end-width="0.321cm" draw:fill="none" draw:textarea-vertical-align="middle" draw:auto-grow-height="false" fo:min-height="0.816cm" fo:min-width="0cm" fo:padding-top="0.165cm" fo:padding-bottom="0.165cm" fo:padding-left="0.29cm" fo:padding-right="0.29cm" fo:wrap-option="wrap"/>
    </style:style>
    <style:style style:name="gr7" style:family="graphic" style:parent-style-name="standard">
      <style:graphic-properties svg:stroke-width="0.081cm" svg:stroke-color="#800080" draw:marker-start-width="0.321cm" draw:marker-end-width="0.321cm" svg:stroke-opacity="50%" draw:stroke-linejoin="round" svg:stroke-linecap="butt" draw:fill="none" draw:opacity="100%" draw:textarea-horizontal-align="justify" draw:textarea-vertical-align="middle" draw:auto-grow-height="false" fo:min-height="0.919cm" fo:min-width="0.42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a933" draw:marker-start-width="0.321cm" draw:marker-end-width="0.321cm" svg:stroke-opacity="50%" draw:stroke-linejoin="round" svg:stroke-linecap="butt" draw:fill="none" draw:opacity="100%" draw:textarea-horizontal-align="justify" draw:textarea-vertical-align="middle" draw:auto-grow-height="false" fo:min-height="0.92cm" fo:min-width="1.42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50938a" draw:marker-start-width="0.321cm" draw:marker-end-width="0.321cm" draw:fill="none" draw:textarea-vertical-align="middle" draw:auto-grow-height="false" fo:min-height="1.276cm" fo:min-width="0cm" fo:padding-top="0.165cm" fo:padding-bottom="0.165cm" fo:padding-left="0.29cm" fo:padding-right="0.29cm" fo:wrap-option="wrap"/>
    </style:style>
    <style:style style:name="gr10" style:family="graphic" style:parent-style-name="standard">
      <style:graphic-properties svg:stroke-width="0.081cm" svg:stroke-color="#50938a" draw:marker-start-width="0.321cm" draw:marker-end-width="0.321cm" draw:fill="none" draw:textarea-vertical-align="middle" draw:auto-grow-height="false" fo:min-height="0.816cm" fo:min-width="0cm" fo:padding-top="0.165cm" fo:padding-bottom="0.165cm" fo:padding-left="0.29cm" fo:padding-right="0.29cm" fo:wrap-option="wrap"/>
    </style:style>
    <style:style style:name="gr11" style:family="graphic" style:parent-style-name="standard">
      <style:graphic-properties svg:stroke-width="0.081cm" svg:stroke-color="#00a933" draw:marker-start-width="0.321cm" draw:marker-end-width="0.321cm" svg:stroke-opacity="50%" draw:stroke-linejoin="round" svg:stroke-linecap="butt" draw:fill="none" draw:opacity="100%" draw:textarea-horizontal-align="justify" draw:textarea-vertical-align="middle" draw:auto-grow-height="false" fo:min-height="0.672cm" fo:min-width="3.67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50938a" draw:marker-start-width="0.321cm" draw:marker-end-width="0.321cm" draw:fill="none" draw:textarea-vertical-align="middle" draw:auto-grow-height="false" fo:min-height="0.588cm" fo:min-width="0cm" fo:padding-top="0.165cm" fo:padding-bottom="0.165cm" fo:padding-left="0.29cm" fo:padding-right="0.29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3465a4" fo:font-size="12pt"/>
    </style:style>
    <style:style style:name="P4" style:family="paragraph">
      <loext:graphic-properties draw:fill="none" draw:fill-color="#ffffff"/>
      <style:paragraph-properties style:writing-mode="lr-tb"/>
      <style:text-properties fo:color="#ffbf00" fo:font-size="12pt"/>
    </style:style>
    <style:style style:name="P5" style:family="paragraph">
      <loext:graphic-properties draw:fill="none" draw:fill-color="#ffffff"/>
      <style:paragraph-properties style:writing-mode="lr-tb"/>
      <style:text-properties fo:color="#ff7b59" fo:font-size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800080" fo:font-size="12pt"/>
    </style:style>
    <style:style style:name="P8" style:family="paragraph">
      <loext:graphic-properties draw:fill="none" draw:fill-color="#ffffff"/>
      <style:paragraph-properties style:writing-mode="lr-tb"/>
      <style:text-properties fo:color="#00a933" fo:font-size="12pt"/>
    </style:style>
    <style:style style:name="P9" style:family="paragraph">
      <loext:graphic-properties draw:fill="none" draw:fill-color="#ffffff"/>
      <style:paragraph-properties style:writing-mode="lr-tb"/>
      <style:text-properties fo:color="#50938a" fo:font-size="12pt" style:font-size-asian="18pt" style:font-size-complex="18pt"/>
    </style:style>
    <style:style style:name="T1" style:family="text">
      <style:text-properties fo:color="#3465a4" fo:font-size="12pt"/>
    </style:style>
    <style:style style:name="T2" style:family="text">
      <style:text-properties fo:color="#ffbf00" fo:font-size="12pt"/>
    </style:style>
    <style:style style:name="T3" style:family="text">
      <style:text-properties fo:color="#ff7b59" fo:font-size="12pt"/>
    </style:style>
    <style:style style:name="T4" style:family="text">
      <style:text-properties fo:color="#800080" fo:font-size="12pt"/>
    </style:style>
    <style:style style:name="T5" style:family="text">
      <style:text-properties fo:color="#00a933" fo:font-size="12pt"/>
    </style:style>
    <style:style style:name="T6" style:family="text">
      <style:text-properties fo:color="#50938a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821cm" svg:height="17.858cm" svg:x="7.052cm" svg:y="1.654cm">
          <draw:image xlink:href="Pictures/1000000000000256000002A36B454D89977D578C.png" xlink:type="simple" xlink:show="embed" xlink:actuate="onLoad" loext:mime-type="image/png">
            <text:p/>
          </draw:image>
        </draw:frame>
        <draw:custom-shape draw:style-name="gr2" draw:text-style-name="P2" draw:layer="layout" svg:width="17.2cm" svg:height="15.75cm" svg:x="7.3cm" svg:y="3.7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5cm" svg:height="0.75cm" svg:x="3.5cm" svg:y="4cm">
          <draw:text-box>
            <text:p><text:span text:style-name="T1">&lt;senses&gt;</text:span></text:p>
          </draw:text-box>
        </draw:frame>
        <draw:custom-shape draw:style-name="gr4" draw:text-style-name="P2" draw:layer="layout" svg:width="1.25cm" svg:height="1.25cm" svg:x="7.75cm" svg:y="5.7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cm" svg:height="1.199cm" svg:x="3.25cm" svg:y="6cm">
          <draw:text-box>
            <text:p><text:span text:style-name="T2">&lt;sensenumber&gt;</text:span></text:p>
          </draw:text-box>
        </draw:frame>
        <draw:frame draw:style-name="gr5" draw:text-style-name="P5" draw:layer="layout" svg:width="5.75cm" svg:height="1.673cm" svg:x="1.5cm" svg:y="7.551cm">
          <draw:text-box>
            <text:p><text:span text:style-name="T3">&lt;examplescontents&gt;</text:span></text:p>
            <text:p><text:span text:style-name="T3"/></text:p>
            <text:p><text:span text:style-name="T3">[cf. respective module!]</text:span></text:p>
          </draw:text-box>
        </draw:frame>
        <draw:custom-shape draw:style-name="gr6" draw:text-style-name="P6" draw:layer="layout" svg:width="0.5cm" svg:height="1.25cm" svg:x="8.25cm" svg:y="6.7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" draw:text-style-name="P6" draw:layer="layout" svg:width="0.5cm" svg:height="1.25cm" svg:x="15.75cm" svg:y="8.7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7" draw:text-style-name="P2" draw:layer="layout" svg:width="1cm" svg:height="1.249cm" draw:transform="skewX (-0.000698131700797731) rotate (-0.000872664625997355) translate (8cm 4.75cm)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5.75cm" svg:height="0.75cm" svg:x="9.25cm" svg:y="5cm">
          <draw:text-box>
            <text:p><text:span text:style-name="T4">&lt;partofspeech&gt;</text:span></text:p>
          </draw:text-box>
        </draw:frame>
        <draw:custom-shape draw:style-name="gr8" draw:text-style-name="P2" draw:layer="layout" svg:width="2cm" svg:height="1.25cm" draw:transform="skewX (-0.000872664625997165) rotate (-0.00104719755119678) translate (9.25cm 5.747cm)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5.75cm" svg:height="1.199cm" svg:x="11.5cm" svg:y="5.801cm">
          <draw:text-box>
            <text:p><text:span text:style-name="T5">&lt;definitionorgloss&gt;</text:span></text:p>
          </draw:text-box>
        </draw:frame>
        <draw:frame draw:style-name="gr5" draw:text-style-name="P9" draw:layer="layout" svg:width="4.75cm" svg:height="1.199cm" svg:x="19cm" svg:y="5.75cm">
          <draw:text-box>
            <text:p><text:span text:style-name="T6">&lt;sensecontent&gt;</text:span></text:p>
          </draw:text-box>
        </draw:frame>
        <draw:custom-shape draw:style-name="gr9" draw:text-style-name="P6" draw:layer="layout" svg:width="0.5cm" svg:height="1.75cm" svg:x="7.5cm" svg:y="5.5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0" draw:text-style-name="P6" draw:layer="layout" svg:width="0.5cm" svg:height="1.25cm" svg:x="16.5cm" svg:y="8.7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1" draw:text-style-name="P2" draw:layer="layout" svg:width="4.25cm" svg:height="1.002cm" draw:transform="skewX (-0.000872664625997165) rotate (-0.00104719755119678) translate (9cm 9.99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1.25cm" svg:x="8.251cm" svg:y="11.95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" draw:text-style-name="P6" draw:layer="layout" svg:width="0.5cm" svg:height="1.25cm" svg:x="15.751cm" svg:y="13.95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9" draw:text-style-name="P6" draw:layer="layout" svg:width="0.5cm" svg:height="1.75cm" svg:x="7.501cm" svg:y="10.60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0" draw:text-style-name="P6" draw:layer="layout" svg:width="0.5cm" svg:height="1.25cm" svg:x="16.201cm" svg:y="13.951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2" draw:text-style-name="P6" draw:layer="layout" svg:width="0.5cm" svg:height="1cm" svg:x="13.65cm" svg:y="9.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2" draw:text-style-name="P6" draw:layer="layout" svg:width="0.5cm" svg:height="1cm" svg:x="8.102cm" svg:y="10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" draw:text-style-name="P2" draw:layer="layout" svg:width="1.25cm" svg:height="1.25cm" svg:x="7.85cm" svg:y="10.8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ar" style:country-complex="SY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lorian Jäckel</meta:initial-creator>
    <meta:creation-date>2022-07-22T08:42:02.905374074</meta:creation-date>
    <dc:date>2022-08-08T17:59:53.694566435</dc:date>
    <dc:creator>Florian Jäckel</dc:creator>
    <meta:editing-duration>PT34M45S</meta:editing-duration>
    <meta:editing-cycles>8</meta:editing-cycles>
    <meta:generator>LibreOffice/6.4.7.2$Linux_X86_64 LibreOffice_project/40$Build-2</meta:generator>
    <meta:document-statistic meta:object-count="23"/>
  </office:meta>
</office:document-meta>
</file>